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1F4CF5C62AA9B35E391.png" manifest:media-type="image/png"/>
  <manifest:file-entry manifest:full-path="Pictures/1000020100000556000001F4024702F8AABFA1B9.png" manifest:media-type="image/png"/>
  <manifest:file-entry manifest:full-path="Pictures/1000020100000556000001F46626594D93729366.png" manifest:media-type="image/png"/>
  <manifest:file-entry manifest:full-path="Pictures/1000020100000556000001F449E3B4864D195B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2.88cm, 2.755cm, 3.18cm, 3.632cm)" draw:image-opacity="100%" style:mirror="none"/>
    </style:style>
    <style:style style:name="gr2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2.88cm, 3.008cm, 3.179cm, 3.38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2.88cm, 2.507cm, 3.18cm, 3.881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2.8cm, 2.504cm, 3.258cm, 3.88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902cm" svg:height="3.828cm" svg:x="8.798cm" svg:y="1.7cm">
          <draw:image xlink:href="Pictures/1000020100000556000001F4024702F8AABFA1B9.png" xlink:type="simple" xlink:show="embed" xlink:actuate="onLoad">
            <text:p/>
          </draw:image>
        </draw:frame>
        <draw:frame draw:style-name="gr2" draw:text-style-name="P1" draw:layer="layout" svg:width="14.901cm" svg:height="3.828cm" svg:x="8.782cm" svg:y="9.827cm">
          <draw:image xlink:href="Pictures/1000020100000556000001F449E3B4864D195BB9.png" xlink:type="simple" xlink:show="embed" xlink:actuate="onLoad">
            <text:p/>
          </draw:image>
        </draw:frame>
        <draw:frame draw:style-name="gr3" draw:text-style-name="P1" draw:layer="layout" svg:width="14.901cm" svg:height="3.827cm" svg:x="8.799cm" svg:y="5.745cm">
          <draw:image xlink:href="Pictures/1000020100000556000001F4CF5C62AA9B35E391.png" xlink:type="simple" xlink:show="embed" xlink:actuate="onLoad">
            <text:p/>
          </draw:image>
        </draw:frame>
        <draw:frame draw:style-name="gr4" draw:text-style-name="P1" draw:layer="layout" svg:width="14.901cm" svg:height="3.828cm" svg:x="8.781cm" svg:y="13.872cm">
          <draw:image xlink:href="Pictures/1000020100000556000001F46626594D93729366.png" xlink:type="simple" xlink:show="embed" xlink:actuate="onLoad">
            <text:p/>
          </draw:image>
        </draw:frame>
        <draw:frame draw:style-name="gr5" draw:text-style-name="P2" draw:layer="layout" svg:width="6.7cm" svg:height="0.962cm" svg:x="1.3cm" svg:y="18.9cm">
          <draw:text-box>
            <text:p>Descomposición(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2:17:45.311375048</meta:creation-date>
    <dc:date>2020-05-12T22:24:28.021470682</dc:date>
    <meta:editing-duration>PT6M42S</meta:editing-duration>
    <meta:editing-cycles>1</meta:editing-cycles>
    <meta:document-statistic meta:object-count="5"/>
    <meta:generator>LibreOffice/6.0.7.3$Linux_X86_64 LibreOffice_project/00m0$Build-3</meta:generator>
  </office:meta>
</office:document-meta>
</file>